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cm" fo:margin-right="-1.63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2pt" fo:font-weight="normal" officeooo:rsid="000feb8e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2pt" fo:font-weight="normal" officeooo:rsid="0011abdc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" fo:font-size="12pt" fo:font-weight="normal" officeooo:rsid="0011c4ac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HEMA LOGICO</text:p>
      <text:p text:style-name="P4"/>
      <text:p text:style-name="P1"><text:span text:style-name="T2">UTENTE(</text:span><text:span text:style-name="T1">nome</text:span><text:span text:style-name="T2">, email, password, tipo, residenza, datanascita)</text:span></text:p>
      <text:p text:style-name="P5"/>
      <text:p text:style-name="P1"><text:span text:style-name="T2">PREFERENZA(</text:span><text:span text:style-name="T1">nome[UTENTE], nomec[CATEGORIA]</text:span><text:span text:style-name="T2">) <text:s/></text:span></text:p>
      <text:p text:style-name="P5"/>
      <text:p text:style-name="P1"><text:span text:style-name="T2">CATEGORIA(</text:span><text:span text:style-name="T1">nomec)</text:span></text:p>
      <text:p text:style-name="P5"/>
      <text:p text:style-name="P1"><text:span text:style-name="T2">SOTTOCATEGORIA(</text:span><text:span text:style-name="T1">nomesc, nomec[CATEGORIA]</text:span><text:span text:style-name="T2">) </text:span></text:p>
      <text:p text:style-name="P5"/>
      <text:p text:style-name="P1"><text:span text:style-name="T2">TOPIC1(</text:span><text:span text:style-name="T1">nomec[CATEGORIA], idd[DOMANDAPERTA]</text:span><text:span text:style-name="T2">)</text:span></text:p>
      <text:p text:style-name="P5"/>
      <text:p text:style-name="P1"><text:span text:style-name="T2">TOPIC2(</text:span><text:span text:style-name="T1">nomec[CATEGORIA], idd[SONDAGGIO]</text:span><text:span text:style-name="T2">)</text:span></text:p>
      <text:p text:style-name="P5"/>
      <text:p text:style-name="P1"><text:span text:style-name="T2">DOMANDAPERTA(</text:span><text:span text:style-name="T1">idd</text:span><text:span text:style-name="T2">, data</text:span><text:span text:style-name="T5">d</text:span><text:span text:style-name="T2">, testo, imgurl, imgtesto, chiusa, nome[UTENTE]) </text:span></text:p>
      <text:p text:style-name="P5"/>
      <text:p text:style-name="P1"><text:span text:style-name="T2">SONDAGGIO(</text:span><text:span text:style-name="T1">idd</text:span><text:span text:style-name="T2">, data</text:span><text:span text:style-name="T5">d</text:span><text:span text:style-name="T2">, testo, imgurl, imgtesto, chiusa, nome[UTENTE]) </text:span></text:p>
      <text:p text:style-name="P5"/>
      <text:p text:style-name="P1"><text:span text:style-name="T2">RISPOSTAPREDEFINITA(</text:span><text:span text:style-name="T1">idr</text:span><text:span text:style-name="T2">, anonimo, data</text:span><text:span text:style-name="T4">r</text:span><text:span text:style-name="T2">, testorisp, nome[UTENTE], idd[SONDAGGIO])</text:span></text:p>
      <text:p text:style-name="P5"/>
      <text:p text:style-name="P2"><text:span text:style-name="T2">RISPOSTAPERTA(</text:span><text:span text:style-name="T1">idr</text:span><text:span text:style-name="T2">, anonimo, data</text:span><text:span text:style-name="T4">r</text:span><text:span text:style-name="T2">, testorisp, <text:s/>votopositivo, votonegativo,</text:span><text:span text:style-name="T3">nome[UTENTE],</text:span><text:span text:style-name="T2"> idd[DOMANDAPERTA])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9:47:52.702000000</dc:date>
    <meta:editing-duration>PT1M50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1" meta:word-count="44" meta:character-count="584" meta:non-whitespace-character-count="545"/>
  </office:meta>
</office:document-meta>
</file>